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T1" style:family="text">
      <style:text-properties style:font-name="Droid Sans Mono1" fo:font-size="28pt" style:font-size-asian="28pt" style:font-size-complex="28pt"/>
    </style:style>
    <style:style style:name="T2" style:family="text">
      <style:text-properties fo:color="#007826" style:font-name="Droid Sans Mono1" fo:font-size="28pt" style:font-size-asian="28pt" style:font-size-complex="28pt"/>
    </style:style>
    <style:style style:name="T3" style:family="text">
      <style:text-properties fo:color="#990000" style:font-name="Droid Sans Mono1" fo:font-size="28pt" style:font-size-asian="28pt" style:font-size-complex="28pt"/>
    </style:style>
    <style:style style:name="T4" style:family="text">
      <style:text-properties fo:color="#006600" style:font-name="Droid Sans Mono1" fo:font-size="28pt" style:font-size-asian="28pt" style:font-size-complex="28pt"/>
    </style:style>
    <style:style style:name="T5" style:family="text">
      <style:text-properties fo:color="#000000" style:font-name="Droid Sans Mono1" fo:font-size="28pt" style:font-size-asian="28pt" style:font-size-complex="28pt"/>
    </style:style>
    <style:style style:name="T6" style:family="text">
      <style:text-properties fo:color="#800000" style:font-name="Droid Sans Mono1" fo:font-size="28pt" style:font-size-asian="28pt" style:font-size-complex="28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000000" style:font-name="Droid Sans Mono1" fo:font-size="26pt" style:font-size-asian="26pt" style:font-size-complex="26pt"/>
    </style:style>
    <style:style style:name="T9" style:family="text">
      <style:text-properties fo:color="#006600" style:font-name="Droid Sans Mono1" fo:font-size="26pt" style:font-size-asian="26pt" style:font-size-complex="26pt"/>
    </style:style>
    <style:style style:name="T10" style:family="text">
      <style:text-properties fo:color="#990000" style:font-name="Droid Sans Mono1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 1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1"><text:span text:style-name="T1">template &lt;typename T&gt;</text:span></text:p>
            <text:p text:style-name="P1"><text:span text:style-name="T1">concept bool Serializable = /* ... */;</text:span></text:p>
            <text:p text:style-name="P1"><text:span text:style-name="T1"/></text:p>
            <text:p text:style-name="P1"><text:span text:style-name="T2">// Two template parameters</text:span></text:p>
            <text:p text:style-name="P1"><text:span text:style-name="T2">void foo(auto a, auto b);</text:span></text:p>
            <text:p text:style-name="P1"><text:span text:style-name="T2"/></text:p>
            <text:p text:style-name="P1"><text:span text:style-name="T3">// One template parameter</text:span></text:p>
            <text:p text:style-name="P1"><text:span text:style-name="T3">void foo(Serializable a, Serializable b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 2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1"><text:span text:style-name="T4">// `a` and `b` have the same type</text:span></text:p>
            <text:p text:style-name="P1"><text:span text:style-name="T5">void foo(Serializable a, Serializable b) {</text:span></text:p>
            <text:p text:style-name="P1"><text:span text:style-name="T5"><text:s text:c="2"/></text:span><text:span text:style-name="T6">// `c` has a potentially different type</text:span></text:p>
            <text:p text:style-name="P1"><text:span text:style-name="T5"><text:s text:c="2"/></text:span><text:span text:style-name="T5">Serializable c = /* ... */;</text:span></text:p>
            <text:p text:style-name="P1"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 3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1"><text:span text:style-name="T5">void foo(Serializable first, </text:span></text:p>
            <text:p text:style-name="P1"><text:span text:style-name="T5"><text:s text:c="9"/></text:span><text:span text:style-name="T5">Serializable second,</text:span></text:p>
            <text:p text:style-name="P1"><text:span text:style-name="T5"><text:s text:c="9"/></text:span><text:span text:style-name="T5">Serializable... rest);</text:span></text:p>
            <text:p text:style-name="P1"><text:span text:style-name="T5"/></text:p>
            <text:p text:style-name="P1"><text:span text:style-name="T4">// `first` and `second` have the same type</text:span></text:p>
            <text:p text:style-name="P1"><text:span text:style-name="T3">// the elements of `rest` have</text:span></text:p>
            <text:p text:style-name="P1"><text:span text:style-name="T3">// potentially different typ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xample 4<text:line-break/><text:span text:style-name="T7">Dynamic Polymorphism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1"><text:span text:style-name="T8"/></text:p>
            <text:p text:style-name="P1"><text:span text:style-name="T8">class Serializable { ... }; <text:s/>// abstract base</text:span></text:p>
            <text:p text:style-name="P1"><text:span text:style-name="T8"/></text:p>
            <text:p text:style-name="P1"><text:span text:style-name="T8">void foo(Serializable&amp; a, Serializable&amp; b);</text:span></text:p>
            <text:p text:style-name="P1"><text:span text:style-name="T8"/></text:p>
            <text:p text:style-name="P1"><text:span text:style-name="T9">// Concrete types of `a` and `b` may be</text:span></text:p>
            <text:p text:style-name="P1"><text:span text:style-name="T9">// different.</text:span></text:p>
            <text:p text:style-name="P1"/>
            <text:p text:style-name="P1"><text:span text:style-name="T8"/></text:p>
            <text:p text:style-name="P1"><text:span text:style-name="T8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xample 4<text:line-break/><text:span text:style-name="T7">Static Polymorphism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p text:style-name="P1"><text:span text:style-name="T8"/></text:p>
            <text:p text:style-name="P1"><text:span text:style-name="T8">concept Serializable { ... }; <text:s/></text:span></text:p>
            <text:p text:style-name="P1"><text:span text:style-name="T8"/></text:p>
            <text:p text:style-name="P1"><text:span text:style-name="T8">void foo(Serializable&amp; a, Serializable&amp; b);</text:span></text:p>
            <text:p text:style-name="P1"><text:span text:style-name="T8"/></text:p>
            <text:p text:style-name="P1"><text:span text:style-name="T10">// Concrete types of `a` and `b` are</text:span></text:p>
            <text:p text:style-name="P1"><text:span text:style-name="T10">// required to be the same.</text:span></text:p>
            <text:p text:style-name="P1"><text:span text:style-name="T8"/></text:p>
            <text:p text:style-name="P1"><text:span text:style-name="T8"/></text:p>
            <text:p text:style-name="P1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6:04:44.598303522</meta:creation-date>
    <dc:date>2017-02-26T13:39:24.955684604</dc:date>
    <meta:editing-duration>PT33M17S</meta:editing-duration>
    <meta:editing-cycles>13</meta:editing-cycles>
    <meta:generator>LibreOffice/4.3.3.2$Linux_X86_64 LibreOffice_project/430m0$Build-2</meta:generator>
    <meta:document-statistic meta:object-count="41"/>
  </office:meta>
</office:document-meta>
</file>